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184cm" fo:margin-left="0.118cm" fo:margin-right="11.698cm" table:align="margins"/>
    </style:style>
    <style:style style:name="Table1.A" style:family="table-column">
      <style:table-column-properties style:column-width="1.081cm" style:rel-column-width="613*"/>
    </style:style>
    <style:style style:name="Table1.B" style:family="table-column">
      <style:table-column-properties style:column-width="1.792cm" style:rel-column-width="1016*"/>
    </style:style>
    <style:style style:name="Table1.C" style:family="table-column">
      <style:table-column-properties style:column-width="1.226cm" style:rel-column-width="695*"/>
    </style:style>
    <style:style style:name="Table1.D" style:family="table-column">
      <style:table-column-properties style:column-width="1.085cm" style:rel-column-width="61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2" style:family="table">
      <style:table-properties style:width="5.184cm" fo:margin-left="0.118cm" fo:margin-right="11.698cm" table:align="margins"/>
    </style:style>
    <style:style style:name="Table2.A" style:family="table-column">
      <style:table-column-properties style:column-width="1.081cm" style:rel-column-width="613*"/>
    </style:style>
    <style:style style:name="Table2.B" style:family="table-column">
      <style:table-column-properties style:column-width="1.792cm" style:rel-column-width="1016*"/>
    </style:style>
    <style:style style:name="Table2.C" style:family="table-column">
      <style:table-column-properties style:column-width="1.226cm" style:rel-column-width="695*"/>
    </style:style>
    <style:style style:name="Table2.D" style:family="table-column">
      <style:table-column-properties style:column-width="1.085cm" style:rel-column-width="61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ee674" officeooo:paragraph-rsid="000ee674"/>
    </style:style>
    <style:style style:name="P2" style:family="paragraph" style:parent-style-name="Standard">
      <style:text-properties fo:font-weight="bold" officeooo:rsid="000ee674" officeooo:paragraph-rsid="000ee674" style:font-weight-asian="bold" style:font-weight-complex="bold"/>
    </style:style>
    <style:style style:name="P3" style:family="paragraph" style:parent-style-name="Standard">
      <style:text-properties fo:font-weight="bold" officeooo:rsid="000f0fae" officeooo:paragraph-rsid="000f0fae" style:font-weight-asian="bold" style:font-weight-complex="bold"/>
    </style:style>
    <style:style style:name="P4" style:family="paragraph" style:parent-style-name="Standard">
      <style:text-properties fo:font-weight="bold" officeooo:rsid="001076f3" officeooo:paragraph-rsid="001076f3" style:font-weight-asian="bold" style:font-weight-complex="bold"/>
    </style:style>
    <style:style style:name="P5" style:family="paragraph" style:parent-style-name="Standard">
      <style:text-properties fo:font-weight="bold" officeooo:rsid="0012490e" officeooo:paragraph-rsid="0012490e" style:font-weight-asian="bold" style:font-weight-complex="bold"/>
    </style:style>
    <style:style style:name="P6" style:family="paragraph" style:parent-style-name="Standard">
      <style:text-properties fo:font-weight="bold" officeooo:rsid="00134ebb" officeooo:paragraph-rsid="00134ebb" style:font-weight-asian="bold" style:font-weight-complex="bold"/>
    </style:style>
    <style:style style:name="P7" style:family="paragraph" style:parent-style-name="Standard">
      <style:text-properties officeooo:rsid="000f0fae" officeooo:paragraph-rsid="000f0fae"/>
    </style:style>
    <style:style style:name="P8" style:family="paragraph" style:parent-style-name="Standard">
      <style:text-properties fo:font-weight="normal" officeooo:rsid="000f0fae" officeooo:paragraph-rsid="000f0fae" style:font-weight-asian="normal" style:font-weight-complex="normal"/>
    </style:style>
    <style:style style:name="P9" style:family="paragraph" style:parent-style-name="Standard">
      <style:text-properties fo:font-weight="normal" officeooo:rsid="001076f3" officeooo:paragraph-rsid="001076f3" style:font-weight-asian="normal" style:font-weight-complex="normal"/>
    </style:style>
    <style:style style:name="P10" style:family="paragraph" style:parent-style-name="Standard">
      <style:text-properties fo:font-weight="normal" officeooo:rsid="0012490e" officeooo:paragraph-rsid="0012490e" style:font-weight-asian="normal" style:font-weight-complex="normal"/>
    </style:style>
    <style:style style:name="P11" style:family="paragraph" style:parent-style-name="Standard">
      <style:text-properties fo:font-weight="normal" officeooo:rsid="00134ebb" officeooo:paragraph-rsid="00134eb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34e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ysql&gt; <text:span text:style-name="T1">create table student2</text:span> (roll int, name varchar(20) not null, marks float, age int check (age&gt;18));</text:p>
      <text:p text:style-name="Standard">Query OK, 0 rows affected (0.02 sec)</text:p>
      <text:p text:style-name="Standard"/>
      <text:p text:style-name="Standard">mysql&gt; insert into student2 values (1, "Siddhant",95,22), (2,"Shivendra",23,85), (3,"Tumesh",24,99), (4,"Vishal",21,86);</text:p>
      <text:p text:style-name="Standard">Query OK, 4 rows affected (0.01 sec)</text:p>
      <text:p text:style-name="Standard">Records: 4 <text:s/>Duplicates: 0 <text:s/>Warnings: 0</text:p>
      <text:p text:style-name="Standard"/>
      <text:p text:style-name="Standard">mysql&gt; insert into student2 values (5, "Yash",95,23);</text:p>
      <text:p text:style-name="Standard">Query OK, 1 row affected (0.00 sec)</text:p>
      <text:p text:style-name="Standard"/>
      <text:p text:style-name="Standard">mysql&gt; select * student2;</text:p>
      <text:p text:style-name="Standard">ERROR 1064 (42000): You have an error in your SQL syntax; check the manual that corresponds to your MySQL server version for the right syntax to use near 'student2' at line 1</text:p>
      <text:p text:style-name="Standard">mysql&gt; select * from student2;</text:p>
      <text:p text:style-name="Standard">+------+-----------+-------+------+</text:p>
      <text:p text:style-name="Standard">| roll | name <text:s text:c="5"/>| marks | age <text:s/>|</text:p>
      <text:p text:style-name="Standard">+------+-----------+-------+------+</text:p>
      <text:p text:style-name="Standard">| <text:s text:c="3"/>1 | Siddhant <text:s/>| <text:s text:c="3"/>95 | <text:s text:c="2"/>22 |</text:p>
      <text:p text:style-name="Standard">| <text:s text:c="3"/>2 | Shivendra | <text:s text:c="3"/>23 | <text:s text:c="2"/>85 |</text:p>
      <text:p text:style-name="Standard">| <text:s text:c="3"/>3 | Tumesh <text:s text:c="3"/>| <text:s text:c="3"/>24 | <text:s text:c="2"/>99 |</text:p>
      <text:p text:style-name="Standard">| <text:s text:c="3"/>4 | Vishal <text:s text:c="3"/>| <text:s text:c="3"/>21 <text:s/>| <text:s text:c="2"/>86 <text:s text:c="2"/>| </text:p>
      <text:p text:style-name="Standard">| <text:s text:c="3"/>5 | Yash <text:s text:c="5"/>| <text:s text:c="3"/>95 <text:s/>| <text:s text:c="2"/>23 <text:s text:c="2"/>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D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P2">Dropping constraint on tuple Name:</text:p>
      <text:p text:style-name="P1"/>
      <text:p text:style-name="P1">mysql&gt; alter table student2 modify name varchar(20) null;</text:p>
      <text:p text:style-name="P1">Query OK, 0 rows affected (0.04 sec)</text:p>
      <text:p text:style-name="P1">Records: 0 <text:s/>Duplicates: 0 <text:s/>Warnings: 0</text:p>
      <text:p text:style-name="P2"/>
      <text:p text:style-name="P3">Aggregate Functions:</text:p>
      <text:p text:style-name="P3">1 to 6 together:</text:p>
      <text:p text:style-name="P7">ysql&gt; select sum(marks),avg(marks), min(marks), max(marks), count(marks) from student2;</text:p>
      <text:p text:style-name="P7">+------------+--------------------+------------+------------+--------------+</text:p>
      <text:p text:style-name="P7">| sum(marks) | avg(marks) <text:s text:c="8"/>| min(marks) | max(marks) | count(marks) |</text:p>
      <text:p text:style-name="P7">+------------+--------------------+------------+------------+--------------+</text:p>
      <text:p text:style-name="P7">| <text:s text:c="7"/>344 | 57.333333333333336 | <text:s text:c="8"/>21 | <text:s text:c="8"/>95 | <text:s text:c="11"/>6 |</text:p>
      <text:p text:style-name="P7">+------------+--------------------+------------+------------+--------------+</text:p>
      <text:p text:style-name="P7">1 row in set (0.00 sec)</text:p>
      <text:p text:style-name="P7"/>
      <text:p text:style-name="P3">Grouping by like:</text:p>
      <text:p text:style-name="P8">mysql&gt; select * from student2 where name like 's%';</text:p>
      <text:p text:style-name="P8">+------+-----------+-------+------+</text:p>
      <text:p text:style-name="P8">| roll | name <text:s text:c="5"/>| marks | age <text:s/>|</text:p>
      <text:p text:style-name="P8">+------+-----------+-------+------+</text:p>
      <text:p text:style-name="P8">| <text:s text:c="3"/>1 | Siddhant <text:s/>| <text:s text:c="3"/>95 | <text:s text:c="2"/>22 |</text:p>
      <text:p text:style-name="P8">| <text:s text:c="3"/>2 | Shivendra | <text:s text:c="3"/>23 | <text:s text:c="2"/>85 |</text:p>
      <text:p text:style-name="P8">+------+-----------+-------+------+</text:p>
      <text:p text:style-name="P8">2 rows in set (0.00 sec)</text:p>
      <text:p text:style-name="P8"><text:soft-page-break/></text:p>
      <text:p text:style-name="P4">Grouping by Order by:</text:p>
      <text:p text:style-name="P9">mysql&gt; select * from student2 order by marks;</text:p>
      <text:p text:style-name="P9">+------+-----------+-------+------+</text:p>
      <text:p text:style-name="P9">| roll | name <text:s text:c="5"/>| marks | age <text:s/>|</text:p>
      <text:p text:style-name="P9">+------+-----------+-------+------+</text:p>
      <text:p text:style-name="P9">| <text:s text:c="3"/>4 | Vishal <text:s text:c="6"/>| <text:s text:c="3"/>21 | <text:s text:c="2"/>86 |</text:p>
      <text:p text:style-name="P9">| <text:s text:c="3"/>2 | Shivendra | <text:s text:c="3"/>23 | <text:s text:c="2"/>85 |</text:p>
      <text:p text:style-name="P9">| <text:s text:c="3"/>3 | Tumesh <text:s text:c="3"/>| <text:s text:c="3"/>24 | <text:s text:c="2"/>99 |</text:p>
      <text:p text:style-name="P9">| <text:s text:c="3"/>6 | <text:s text:c="17"/>| <text:s text:c="3"/>86 | <text:s text:c="2"/>26 |</text:p>
      <text:p text:style-name="P9">| <text:s text:c="3"/>1 | Siddhant <text:s text:c="2"/>| <text:s text:c="3"/>95 | <text:s text:c="2"/>22 |</text:p>
      <text:p text:style-name="P9">| <text:s text:c="3"/>5 | Yash <text:s text:c="9"/>| <text:s text:c="3"/>95 | <text:s text:c="2"/>23 |</text:p>
      <text:p text:style-name="P9">+------+-----------+-------+------+</text:p>
      <text:p text:style-name="P9">6 rows in set (0.00 sec)</text:p>
      <text:p text:style-name="P4"/>
      <text:p text:style-name="P4">Descending by roll:</text:p>
      <text:p text:style-name="P9">mysql&gt; select * from student2 order by roll desc;</text:p>
      <text:p text:style-name="P9">+------+-----------+-------+------+</text:p>
      <text:p text:style-name="P9">| roll | name <text:s text:c="5"/>| marks | age <text:s/>|</text:p>
      <text:p text:style-name="P9">+------+-----------+-------+------+</text:p>
      <text:p text:style-name="P9">| <text:s text:c="3"/>6 | <text:s text:c="10"/>| <text:s text:c="3"/>86 | <text:s text:c="2"/>26 |</text:p>
      <text:p text:style-name="P9">| <text:s text:c="3"/>5 | Yash <text:s text:c="5"/>| <text:s text:c="3"/>95 | <text:s text:c="2"/>23 |</text:p>
      <text:p text:style-name="P9">| <text:s text:c="3"/>4 | Vishal <text:s text:c="3"/>| <text:s text:c="3"/>21 | <text:s text:c="2"/>86 |</text:p>
      <text:p text:style-name="P9">| <text:s text:c="3"/>3 | Tumesh <text:s text:c="3"/>| <text:s text:c="3"/>24 | <text:s text:c="2"/>99 |</text:p>
      <text:p text:style-name="P9">| <text:s text:c="3"/>2 | Shivendra | <text:s text:c="3"/>23 | <text:s text:c="2"/>85 |</text:p>
      <text:p text:style-name="P9">| <text:s text:c="3"/>1 | Siddhant <text:s/>| <text:s text:c="3"/>95 | <text:s text:c="2"/>22 |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D1" office:value-type="string">
              <text:p text:style-name="Table_20_Contents"/>
            </table:table-cell>
          </table:table-row>
        </table:table-header-rows>
      </table:table>
      <text:p text:style-name="P4"/>
      <text:p text:style-name="P4"/>
      <text:p text:style-name="P4">Grouping by <text:span text:style-name="T2">BETWEEN</text:span> roll from 2 to 5:</text:p>
      <text:p text:style-name="P9">mysql&gt; select * from student2 where roll between 2 and 5;</text:p>
      <text:p text:style-name="P9">+------+-----------+-------+------+</text:p>
      <text:p text:style-name="P9">| roll | name <text:s text:c="5"/>| marks | age <text:s/>|</text:p>
      <text:p text:style-name="P9">+------+-----------+-------+------+</text:p>
      <text:p text:style-name="P9">| <text:s text:c="3"/>2 | Shivendra | <text:s text:c="3"/>23 | <text:s text:c="2"/>85 |</text:p>
      <text:p text:style-name="P9">| <text:s text:c="3"/>3 | Tumesh <text:s text:c="3"/>| <text:s text:c="3"/>24 | <text:s text:c="2"/>99 |</text:p>
      <text:p text:style-name="P9">| <text:s text:c="3"/>4 | Vishal <text:s text:c="3"/>| <text:s text:c="3"/>21 | <text:s text:c="2"/>86 |</text:p>
      <text:p text:style-name="P9">| <text:s text:c="3"/>5 | Yash <text:s text:c="5"/>| <text:s text:c="3"/>95 | <text:s text:c="2"/>23 |</text:p>
      <text:p text:style-name="P9">+------+-----------+-------+------+</text:p>
      <text:p text:style-name="P9">4 rows in set (0.01 sec)</text:p>
      <text:p text:style-name="P9"/>
      <text:p text:style-name="P9"/>
      <text:p text:style-name="P9"/>
      <text:p text:style-name="P9"/>
      <text:p text:style-name="P6">Grouping by using comparing nulls:</text:p>
      <text:p text:style-name="P11"/>
      <text:p text:style-name="P11">mysql&gt; select * from student2 where name is null and age is null;</text:p>
      <text:p text:style-name="P11"><text:span text:style-name="T1">Empty set </text:span>(0.00 sec)</text:p>
      <text:p text:style-name="P11"/>
      <text:p text:style-name="P11"/>
      <text:p text:style-name="P11"/>
      <text:p text:style-name="P11"/>
      <text:p text:style-name="P9"><text:soft-page-break/></text:p>
      <text:p text:style-name="P9"/>
      <text:p text:style-name="P9"/>
      <text:p text:style-name="P5">Grouping by using IN:</text:p>
      <text:p text:style-name="P10">mysql&gt; select * from student2 where roll in (2,3,4);</text:p>
      <text:p text:style-name="P10">+------+-----------+-------+------+</text:p>
      <text:p text:style-name="P10">| roll | name <text:s text:c="5"/>| marks | age <text:s/>|</text:p>
      <text:p text:style-name="P10">+------+-----------+-------+------+</text:p>
      <text:p text:style-name="P10">| <text:s text:c="3"/>2 | Shivendra | <text:s text:c="3"/>23 | <text:s text:c="2"/>85 |</text:p>
      <text:p text:style-name="P10">| <text:s text:c="3"/>3 | Tumesh <text:s text:c="3"/>| <text:s text:c="3"/>24 | <text:s text:c="2"/>99 |</text:p>
      <text:p text:style-name="P10">| <text:s text:c="3"/>4 | Vishal <text:s text:c="3"/>| <text:s text:c="3"/>21 | <text:s text:c="2"/>86 |</text:p>
      <text:p text:style-name="P10">+------+-----------+-------+------+</text:p>
      <text:p text:style-name="P10">3 rows in set (0.00 sec)</text:p>
      <text:p text:style-name="P10"/>
      <text:p text:style-name="P6">Grouping by using Not In:</text:p>
      <text:p text:style-name="P11"/>
      <text:p text:style-name="P11">mysql&gt; select * from student2 where not roll in (2,3,4);</text:p>
      <text:p text:style-name="P11">+------+----------+-------+------+</text:p>
      <text:p text:style-name="P11">| roll | name <text:s text:c="4"/>| marks | age <text:s/>|</text:p>
      <text:p text:style-name="P11">+------+----------+-------+------+</text:p>
      <text:p text:style-name="P11">| <text:s text:c="3"/>1 | Siddhant | <text:s text:c="3"/>95 | <text:s text:c="2"/>22 |</text:p>
      <text:p text:style-name="P11">| <text:s text:c="3"/>5 | Yash <text:s text:c="4"/>| <text:s text:c="3"/>95 | <text:s text:c="2"/>23 |</text:p>
      <text:p text:style-name="P11">| <text:s text:c="3"/>6 | <text:s text:c="9"/>| <text:s text:c="3"/>86 | <text:s text:c="2"/>26 |</text:p>
      <text:p text:style-name="P11">+------+----------+-------+------+</text:p>
      <text:p text:style-name="P11">3 rows in set (0.00 sec)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4:14:42.694014791</meta:creation-date>
    <dc:date>2024-03-21T05:23:32.819971938</dc:date>
    <meta:editing-duration>PT17M48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3" meta:paragraph-count="98" meta:word-count="738" meta:character-count="3971" meta:non-whitespace-character-count="2994"/>
  </office:meta>
</office:document-meta>
</file>